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9.66pt"/>
    </style:style>
    <style:style style:name="co8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Default">
      <style:table-cell-properties fo:background-color="#ff6666" style:text-align-source="value-type" style:repeat-content="false"/>
      <style:paragraph-properties fo:margin-left="0pt"/>
    </style:style>
    <style:style style:name="ce13" style:family="table-cell" style:parent-style-name="Default">
      <style:table-cell-properties fo:background-color="#83caff" style:text-align-source="value-type" style:repeat-content="false"/>
      <style:paragraph-properties fo:margin-left="0pt"/>
    </style:style>
    <style:style style:name="ce14" style:family="table-cell" style:parent-style-name="Default">
      <style:table-cell-properties fo:background-color="#33ff99" style:text-align-source="value-type" style:repeat-content="false"/>
      <style:paragraph-properties fo:margin-left="0pt"/>
    </style:style>
    <style:style style:name="ce15" style:family="table-cell" style:parent-style-name="Default">
      <style:table-cell-properties fo:background-color="#ffccff" style:text-align-source="value-type" style:repeat-content="false"/>
      <style:paragraph-properties fo:margin-left="0pt"/>
    </style:style>
    <style:style style:name="ce16" style:family="table-cell" style:parent-style-name="Default">
      <style:table-cell-properties fo:background-color="#ffffcc" style:text-align-source="value-type" style:repeat-content="false"/>
      <style:paragraph-properties fo:margin-left="0pt"/>
    </style:style>
    <style:style style:name="ce2" style:family="table-cell" style:parent-style-name="Default">
      <style:table-cell-properties fo:background-color="#006600" style:text-align-source="fix" style:repeat-content="false"/>
      <style:paragraph-properties fo:text-align="center" fo:margin-left="0pt"/>
      <style:text-properties fo:color="#ffff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ff6666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33ff99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ffccff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0" style:family="table-cell" style:parent-style-name="Default">
      <style:table-cell-properties fo:background-color="#ff6666" style:text-align-source="fix" style:repeat-content="false"/>
      <style:paragraph-properties fo:text-align="end" fo:margin-left="0pt"/>
    </style:style>
    <style:style style:name="ce31" style:family="table-cell" style:parent-style-name="Default">
      <style:table-cell-properties fo:background-color="#83caff" style:text-align-source="fix" style:repeat-content="false"/>
      <style:paragraph-properties fo:text-align="end" fo:margin-left="0pt"/>
    </style:style>
    <style:style style:name="ce32" style:family="table-cell" style:parent-style-name="Default">
      <style:table-cell-properties fo:background-color="#33ff99" style:text-align-source="fix" style:repeat-content="false"/>
      <style:paragraph-properties fo:text-align="end" fo:margin-left="0pt"/>
    </style:style>
    <style:style style:name="ce33" style:family="table-cell" style:parent-style-name="Default">
      <style:table-cell-properties fo:background-color="#ffccff" style:text-align-source="fix" style:repeat-content="false"/>
      <style:paragraph-properties fo:text-align="end" fo:margin-left="0pt"/>
    </style:style>
    <style:style style:name="ce34" style:family="table-cell" style:parent-style-name="Default">
      <style:table-cell-properties fo:background-color="#ffffcc" style:text-align-source="fix" style:repeat-content="false"/>
      <style:paragraph-properties fo:text-align="end" fo:margin-left="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006600" style:text-align-source="fix" style:repeat-content="false"/>
      <style:paragraph-properties fo:text-align="center" fo:margin-left="0pt"/>
      <style:text-properties fo:color="#ffff00" fo:font-weight="bold" style:font-weight-asian="bold" style:font-weight-complex="bold"/>
    </style:style>
    <style:style style:name="ce37" style:family="table-cell" style:parent-style-name="Default">
      <style:table-cell-properties style:text-align-source="value-type" style:repeat-content="false"/>
      <style:paragraph-properties fo:margin-left="0pt"/>
    </style:style>
    <style:style style:name="ce38" style:family="table-cell" style:parent-style-name="Default">
      <style:table-cell-properties fo:background-color="#ff6666" style:text-align-source="value-type" style:repeat-content="false"/>
      <style:paragraph-properties fo:margin-left="0pt"/>
    </style:style>
    <style:style style:name="ce39" style:family="table-cell" style:parent-style-name="Default">
      <style:table-cell-properties fo:background-color="#83caff" style:text-align-source="value-type" style:repeat-content="false"/>
      <style:paragraph-properties fo:margin-left="0pt"/>
    </style:style>
    <style:style style:name="ce40" style:family="table-cell" style:parent-style-name="Default">
      <style:table-cell-properties fo:background-color="#33ff99" style:text-align-source="value-type" style:repeat-content="false"/>
      <style:paragraph-properties fo:margin-left="0pt"/>
    </style:style>
    <style:style style:name="ce41" style:family="table-cell" style:parent-style-name="Default">
      <style:table-cell-properties fo:background-color="#ffccff" style:text-align-source="value-type" style:repeat-content="false"/>
      <style:paragraph-properties fo:margin-left="0pt"/>
    </style:style>
    <style:style style:name="ce42" style:family="table-cell" style:parent-style-name="Default">
      <style:table-cell-properties fo:background-color="#ffffcc"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roject Jenny Bus Design" table:style-name="ta1">
        <table:table-column table:style-name="co1" table:default-cell-style-name="ce29"/>
        <table:table-column table:style-name="co2" table:default-cell-style-name="ce35"/>
        <table:table-column table:style-name="co3" table:number-columns-repeated="2" table:default-cell-style-name="ce35"/>
        <table:table-column table:style-name="co4" table:default-cell-style-name="ce35"/>
        <table:table-column table:style-name="co5" table:default-cell-style-name="ce37"/>
        <table:table-column table:style-name="co6" table:default-cell-style-name="ce35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7"/>
          <table:table-cell office:value-type="string" calcext:value-type="string">
            <text:p>Gap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30" office:value-type="string" calcext:value-type="string">
            <text:p>--- FREE ---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38" office:value-type="string" calcext:value-type="string">
            <text:p>--- FREE ---</text:p>
          </table:table-cell>
          <table:table-cell office:value-type="string" calcext:value-type="string">
            <text:p>2x4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table:style-name="ce30" office:value-type="string" calcext:value-type="string">
            <text:p>AN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style-name="ce38" office:value-type="string" calcext:value-type="string">
            <text:p>AN1</text:p>
          </table:table-cell>
          <table:table-cell/>
          <table:table-cell office:value-type="string" calcext:value-type="string">
            <text:p>AN Bus</text:p>
          </table:table-cell>
          <table:table-cell/>
        </table:table-row>
        <table:table-row table:style-name="ro1">
          <table:table-cell table:style-name="ce30" office:value-type="string" calcext:value-type="string">
            <text:p>AN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style-name="ce38" office:value-type="string" calcext:value-type="string">
            <text:p>FPH0</text:p>
          </table:table-cell>
          <table:table-cell/>
          <table:table-cell office:value-type="string" calcext:value-type="string">
            <text:p>Fast Clock</text:p>
          </table:table-cell>
          <table:table-cell/>
        </table:table-row>
        <table:table-row table:style-name="ro1">
          <table:table-cell table:style-name="ce30" office:value-type="string" calcext:value-type="string">
            <text:p>PH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style-name="ce38" office:value-type="string" calcext:value-type="string">
            <text:p>PH1</text:p>
          </table:table-cell>
          <table:table-cell/>
          <table:table-cell office:value-type="string" calcext:value-type="string">
            <text:p>Unbuffered Clock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ap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31" office:value-type="string" calcext:value-type="string">
            <text:p>SYN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39" office:value-type="string" calcext:value-type="string">
            <text:p>/NMI</text:p>
          </table:table-cell>
          <table:table-cell office:value-type="string" calcext:value-type="string">
            <text:p>2x13</text:p>
          </table:table-cell>
          <table:table-cell office:value-type="string" calcext:value-type="string">
            <text:p>Missing CPU Signal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ce31" office:value-type="string" calcext:value-type="string">
            <text:p>/D0xx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style-name="ce39" office:value-type="string" calcext:value-type="string">
            <text:p>/CI</text:p>
          </table:table-cell>
          <table:table-cell/>
          <table:table-cell office:value-type="string" calcext:value-type="string">
            <text:p>I/O / MMU Signals</text:p>
          </table:table-cell>
          <table:table-cell/>
        </table:table-row>
        <table:table-row table:style-name="ro1">
          <table:table-cell table:style-name="ce31" office:value-type="string" calcext:value-type="string">
            <text:p>/D2x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style-name="ce39" office:value-type="string" calcext:value-type="string">
            <text:p>/D3xx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/D4xx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style-name="ce39" office:value-type="string" calcext:value-type="string">
            <text:p>/D5xx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/D6xx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style-name="ce39" office:value-type="string" calcext:value-type="string">
            <text:p>/D7xx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/BASIC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style-name="ce39" office:value-type="string" calcext:value-type="string">
            <text:p>/OS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EN | PB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39" office:value-type="string" calcext:value-type="string">
            <text:p>PB1 | /BE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PB2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table:style-name="ce39" office:value-type="string" calcext:value-type="string">
            <text:p>PB3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PB4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39" office:value-type="string" calcext:value-type="string">
            <text:p>PB5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PB6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style-name="ce39" office:value-type="string" calcext:value-type="string">
            <text:p>PB7 | /MAP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POKEY LEFT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style-name="ce39" office:value-type="string" calcext:value-type="string">
            <text:p>POKEY RIGHT</text:p>
          </table:table-cell>
          <table:table-cell/>
          <table:table-cell office:value-type="string" calcext:value-type="string">
            <text:p>Audio Signals</text:p>
          </table:table-cell>
          <table:table-cell/>
        </table:table-row>
        <table:table-row table:style-name="ro1">
          <table:table-cell table:style-name="ce31" office:value-type="string" calcext:value-type="string">
            <text:p>GTIA BUZZER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39" office:value-type="string" calcext:value-type="string">
            <text:p>+12V</text:p>
          </table:table-cell>
          <table:table-cell/>
          <table:table-cell office:value-type="string" calcext:value-type="string">
            <text:p>Copy of +12V</text:p>
          </table:table-cell>
          <table:table-cell/>
        </table:table-row>
        <table:table-row table:style-name="ro1">
          <table:table-cell table:style-name="ce31" office:value-type="string" calcext:value-type="string">
            <text:p>--- FREE ---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style-name="ce39" office:value-type="string" calcext:value-type="string">
            <text:p>--- FREE ---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ap (room for cart shell)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32" office:value-type="string" calcext:value-type="string">
            <text:p>/S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RD4</text:p>
          </table:table-cell>
          <table:table-cell office:value-type="string" calcext:value-type="string">
            <text:p>2x15</text:p>
          </table:table-cell>
          <table:table-cell office:value-type="string" calcext:value-type="string">
            <text:p>Cartridge port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32"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style-name="ce40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A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style-name="ce40" office:value-type="string" calcext:value-type="string">
            <text:p>A4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style-name="ce40" office:value-type="string" calcext:value-type="string">
            <text:p>A5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A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style-name="ce40" office:value-type="string" calcext:value-type="string">
            <text:p>A6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D4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style-name="ce40" office:value-type="string" calcext:value-type="string">
            <text:p>A7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D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40" office:value-type="string" calcext:value-type="string">
            <text:p>A8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D2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table:style-name="ce40" office:value-type="string" calcext:value-type="string">
            <text:p>A9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D1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40" office:value-type="string" calcext:value-type="string">
            <text:p>A12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D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style-name="ce40"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D6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style-name="ce40" office:value-type="string" calcext:value-type="string">
            <text:p>D7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/S5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40" office:value-type="string" calcext:value-type="string">
            <text:p>A11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+5V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style-name="ce40" office:value-type="string" calcext:value-type="string">
            <text:p>A10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RD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style-name="ce40" office:value-type="string" calcext:value-type="string">
            <text:p>R/W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/CCTL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style-name="ce40" office:value-type="string" calcext:value-type="string">
            <text:p>BPH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ap by CART/ECI spec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33" office:value-type="string" calcext:value-type="string">
            <text:p>/EX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41" office:value-type="string" calcext:value-type="string">
            <text:p>RESERVED</text:p>
          </table:table-cell>
          <table:table-cell office:value-type="string" calcext:value-type="string">
            <text:p>2x7</text:p>
          </table:table-cell>
          <table:table-cell office:value-type="string" calcext:value-type="string">
            <text:p>ECI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style-name="ce33" office:value-type="string" calcext:value-type="string">
            <text:p>/RST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style-name="ce41" office:value-type="string" calcext:value-type="string">
            <text:p>/IRQ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/D1x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style-name="ce41" office:value-type="string" calcext:value-type="string">
            <text:p>/HALT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/MP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style-name="ce41" office:value-type="string" calcext:value-type="string">
            <text:p>A13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ECI AUDIO IN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style-name="ce41" office:value-type="string" calcext:value-type="string">
            <text:p>A14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/REF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style-name="ce41" office:value-type="string" calcext:value-type="string">
            <text:p>A15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+5V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41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ap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34" office:value-type="string" calcext:value-type="string">
            <text:p>CLOCK IN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42" office:value-type="string" calcext:value-type="string">
            <text:p>CLOCK OUT</text:p>
          </table:table-cell>
          <table:table-cell office:value-type="string" calcext:value-type="string">
            <text:p>2x6</text:p>
          </table:table-cell>
          <table:table-cell office:value-type="string" calcext:value-type="string">
            <text:p>SIO Bu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34" office:value-type="string" calcext:value-type="string">
            <text:p>DATA IN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style-name="ce42" office:value-type="string" calcext:value-type="string">
            <text:p>DATA OUT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COMMAND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style-name="ce42" office:value-type="string" calcext:value-type="string">
            <text:p>MOTOR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PROCEE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style-name="ce42" office:value-type="string" calcext:value-type="string">
            <text:p>INTERRUPT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GND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style-name="ce42" office:value-type="string" calcext:value-type="string">
            <text:p>+5V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AUDIO IN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6"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style-name="ce42" office:value-type="string" calcext:value-type="string">
            <text:p>+12V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ap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TAL (in mil)</text:p>
          </table:table-cell>
          <table:table-cell table:formula="of:=SUM([.I1:.I51])" office:value-type="float" office:value="7800" calcext:value-type="float">
            <text:p>78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TAL (in cm)</text:p>
          </table:table-cell>
          <table:table-cell table:formula="of:=[.I52]*0.00254" office:value-type="float" office:value="19.812" calcext:value-type="float">
            <text:p>19.812</text:p>
          </table:table-cell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9:59:46.901972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6:42:22.150064303</meta:creation-date>
    <dc:date>2021-04-08T00:24:18.867155279</dc:date>
    <meta:editing-duration>PT52M52S</meta:editing-duration>
    <meta:editing-cycles>16</meta:editing-cycles>
    <meta:generator>LibreOffice/6.1.5.2$Linux_X86_64 LibreOffice_project/10$Build-2</meta:generator>
    <meta:document-statistic meta:table-count="1" meta:cell-count="306" meta:object-count="0"/>
  </office:meta>
</office:document-meta>
</file>